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42" style:family="paragraph" style:parent-style-name="Standard">
      <style:text-properties style:font-name="Droid Sans"/>
    </style:style>
    <style:style style:name="P43" style:family="paragraph" style:parent-style-name="Standard">
      <style:text-properties style:font-name="Droid Sans" officeooo:rsid="00a1357a" officeooo:paragraph-rsid="00a1357a"/>
    </style:style>
    <style:style style:name="P44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45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Titulo_20_2">
      <style:text-properties fo:background-color="#99ff66"/>
    </style:style>
    <style:style style:name="P49" style:family="paragraph" style:parent-style-name="Titulo_20_2">
      <style:text-properties style:font-weight-complex="bold"/>
    </style:style>
    <style:style style:name="P50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51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52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53" style:family="paragraph" style:parent-style-name="Table_20_Contents">
      <style:text-properties style:font-name="Arial"/>
    </style:style>
    <style:style style:name="P54" style:family="paragraph" style:parent-style-name="Table_20_Contents">
      <style:text-properties style:font-name="Arial" fo:background-color="#99ff99"/>
    </style:style>
    <style:style style:name="P5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5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60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61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62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28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30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Agenda segunda fase.</text:p>
      <text:p text:style-name="Titulo_20_2">Lapso</text:p>
      <text:p text:style-name="P42">12 Semanas. <text:s/>3 semana abril – 3 semana agosto.</text:p>
      <text:p text:style-name="P43">16 junio 8 semana</text:p>
      <text:p text:style-name="Standard"/>
      <text:p text:style-name="Titulo_20_2">Tareas</text:p>
      <text:p text:style-name="P48">0 Informe banco de medición de figura de ruido</text:p>
      <text:p text:style-name="P50">Dedicar 1.5 horas diarias</text:p>
      <text:p text:style-name="Titulo_20_2">1 Diagrama conceptual de equipo prototipo.</text:p>
      <text:p text:style-name="P5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50">Ensamblar prototipo de modulo periféricos en protoboard, luego esquemáticos y armar en PCB de ser posible.</text:p>
      <text:p text:style-name="Titulo_20_2">3 Selección de componentes.</text:p>
      <text:p text:style-name="P50">En principio, circuitos integrados:</text:p>
      <text:p text:style-name="P52">Núcleo microprocesador.</text:p>
      <text:p text:style-name="P52">Drivers GPIO (expansores de puerto).</text:p>
      <text:p text:style-name="P52">Drivers de bus GPIB.</text:p>
      <text:p text:style-name="P52">Controlador y drivers de pantalla.</text:p>
      <text:p text:style-name="P52">Controlador de interfaz física.</text:p>
      <text:p text:style-name="P52">Modulo Ethernet.</text:p>
      <text:p text:style-name="P52">Pantalla táctil LCD.</text:p>
      <text:p text:style-name="P49">4 Investigación desarrollo empleando microcontrolador núcleo y periféricos.</text:p>
      <text:p text:style-name="P50">Investigar el desarrollo y programación con el micro núcleo, en caso de ser ARM.</text:p>
      <text:p text:style-name="P50">Investigar el desarrollo y programación de los periféricos, como módulos de Ethernet.</text:p>
      <text:p text:style-name="P50">Estudio diseños de referencia y tarjetas de desarrollo de los fabricantes.</text:p>
      <text:p text:style-name="P49">5 Investigación, selección e instalación software para desarrollo.</text:p>
      <text:p text:style-name="P50">Entornos de desarrollo para microcontroladores. Librerías de apoyo (USB, Ethernet, TCT/IP).</text:p>
      <text:p text:style-name="Titulo_20_2">6 Plantear estrategias de diseño software y firmware.</text:p>
      <text:p text:style-name="P5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9">7 Diagramas UML software y firmware.</text:p>
      <text:p text:style-name="P49">8 Elaborar software / firmware de prototipo en tarjeta de desarrollo</text:p>
      <text:p text:style-name="P50">Usar Intel Galileo para implementar y probar prototipo de software / firmware. Implementar prototipo software.</text:p>
      <text:p text:style-name="Titulo_20_2">9 Generar esquemáticos preliminares</text:p>
      <text:p text:style-name="P5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53"/>
          </table:table-cell>
          <table:table-cell table:style-name="Table1.A1" office:value-type="string">
            <text:p text:style-name="P53">1</text:p>
          </table:table-cell>
          <table:table-cell table:style-name="Table1.A1" office:value-type="string">
            <text:p text:style-name="P53">2</text:p>
          </table:table-cell>
          <table:table-cell table:style-name="Table1.A1" office:value-type="string">
            <text:p text:style-name="P53">3</text:p>
          </table:table-cell>
          <table:table-cell table:style-name="Table1.A1" office:value-type="string">
            <text:p text:style-name="P53">4</text:p>
          </table:table-cell>
          <table:table-cell table:style-name="Table1.A1" office:value-type="string">
            <text:p text:style-name="P53">5</text:p>
          </table:table-cell>
          <table:table-cell table:style-name="Table1.A1" office:value-type="string">
            <text:p text:style-name="P53">6</text:p>
          </table:table-cell>
          <table:table-cell table:style-name="Table1.A1" office:value-type="string">
            <text:p text:style-name="P53">7</text:p>
          </table:table-cell>
          <table:table-cell table:style-name="Table1.A1" office:value-type="string">
            <text:p text:style-name="P53">8</text:p>
          </table:table-cell>
          <table:table-cell table:style-name="Table1.A1" office:value-type="string">
            <text:p text:style-name="P53">9</text:p>
          </table:table-cell>
          <table:table-cell table:style-name="Table1.A1" office:value-type="string">
            <text:p text:style-name="P53">10</text:p>
          </table:table-cell>
          <table:table-cell table:style-name="Table1.A1" office:value-type="string">
            <text:p text:style-name="P53">11</text:p>
          </table:table-cell>
          <table:table-cell table:style-name="Table1.M1" office:value-type="string">
            <text:p text:style-name="P53">12</text:p>
          </table:table-cell>
        </table:table-row>
        <table:table-row>
          <table:table-cell table:style-name="Table1.A2" office:value-type="string">
            <text:p text:style-name="P48">0 Informe banco de medición de figura de ruido</text:p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B2" office:value-type="string">
            <text:p text:style-name="P54"/>
          </table:table-cell>
          <table:table-cell table:style-name="Table1.M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53"/>
          </table:table-cell>
          <table:table-cell table:style-name="Table1.B3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3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53"/>
          </table:table-cell>
          <table:table-cell table:style-name="Table1.C4" office:value-type="string">
            <text:p text:style-name="P53"/>
          </table:table-cell>
          <table:table-cell table:style-name="Table1.C4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4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B5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5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4 Investigación desarrollo empleando microcontrolador núcleo y periféricos.</text:p>
          </table:table-cell>
          <table:table-cell table:style-name="Table1.A2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C6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6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5 Investigación, selección e instalación software para desarrollo.</text:p>
          </table:table-cell>
          <table:table-cell table:style-name="Table1.A2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C7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7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D8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8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7 Diagramas UML software y firmware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D9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9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49">8 Elaborar software / firmware de prototipo en tarjeta de desarrollo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F10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0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H11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A2" office:value-type="string">
            <text:p text:style-name="P53"/>
          </table:table-cell>
          <table:table-cell table:style-name="Table1.M12" office:value-type="string">
            <text:p text:style-name="P53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6">Mes</text:p>
          </table:table-cell>
          <table:table-cell table:style-name="Table2.A1" office:value-type="string">
            <text:p text:style-name="P126"/>
          </table:table-cell>
          <table:table-cell table:style-name="Table2.A1" office:value-type="string">
            <text:p text:style-name="P126">Tarea</text:p>
          </table:table-cell>
          <table:table-cell table:style-name="Table2.A1" office:value-type="string">
            <text:p text:style-name="P126">Horas</text:p>
          </table:table-cell>
          <table:table-cell table:style-name="Table2.A1" office:value-type="string">
            <text:p text:style-name="P126"/>
          </table:table-cell>
          <table:table-cell table:style-name="Table2.F1" office:value-type="string">
            <text:p text:style-name="P127">Observación</text:p>
          </table:table-cell>
        </table:table-row>
        <table:table-row>
          <table:table-cell table:style-name="Table2.A2" table:number-rows-spanned="6" office:value-type="string">
            <text:p text:style-name="P128">Abril</text:p>
          </table:table-cell>
          <table:table-cell table:style-name="Table2.A2" table:number-rows-spanned="6" office:value-type="string">
            <text:p text:style-name="P62">Jueves 27</text:p>
          </table:table-cell>
          <table:table-cell table:style-name="Table2.C2" office:value-type="string">
            <text:p text:style-name="P62">Instalar software</text:p>
          </table:table-cell>
          <table:table-cell table:style-name="Table2.D2" office:value-type="string">
            <text:p text:style-name="P70">-</text:p>
          </table:table-cell>
          <table:table-cell table:style-name="Table2.E2" office:value-type="string">
            <text:p text:style-name="P62"/>
          </table:table-cell>
          <table:table-cell table:style-name="Table2.F7" table:number-rows-spanned="6" office:value-type="string">
            <text:p text:style-name="P62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2">Informe banco ruido</text:p>
          </table:table-cell>
          <table:table-cell table:style-name="Table2.D3" office:value-type="string">
            <text:p text:style-name="P70">1,5</text:p>
          </table:table-cell>
          <table:table-cell table:style-name="Table2.E3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2">Informe semanal</text:p>
          </table:table-cell>
          <table:table-cell table:style-name="Table2.D4" office:value-type="string">
            <text:p text:style-name="P70">1,5</text:p>
          </table:table-cell>
          <table:table-cell table:style-name="Table2.E4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2">Preparar lista de componentes</text:p>
          </table:table-cell>
          <table:table-cell table:style-name="Table2.D5" office:value-type="string">
            <text:p text:style-name="P70">1,0</text:p>
          </table:table-cell>
          <table:table-cell table:style-name="Table2.E5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2">Preparar footprints</text:p>
          </table:table-cell>
          <table:table-cell table:style-name="Table2.D6" office:value-type="string">
            <text:p text:style-name="P70">1,5</text:p>
          </table:table-cell>
          <table:table-cell table:style-name="Table2.E6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2">Trabajo en software Visa</text:p>
          </table:table-cell>
          <table:table-cell table:style-name="Table2.D7" office:value-type="string">
            <text:p text:style-name="P70">1,5</text:p>
          </table:table-cell>
          <table:table-cell table:style-name="Table2.E7" office:value-type="string">
            <text:p text:style-name="P130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9">Mayo</text:p>
          </table:table-cell>
          <table:table-cell table:style-name="Table2.A2" table:number-rows-spanned="6" office:value-type="string">
            <text:p text:style-name="P71">Lunes 8</text:p>
          </table:table-cell>
          <table:table-cell table:style-name="Table2.C8" office:value-type="string">
            <text:p text:style-name="P62">Informe banco ruido</text:p>
          </table:table-cell>
          <table:table-cell table:style-name="Table2.D8" office:value-type="string">
            <text:p text:style-name="P70">1,5</text:p>
          </table:table-cell>
          <table:table-cell table:style-name="Table2.E8" office:value-type="string">
            <text:p text:style-name="P130"/>
          </table:table-cell>
          <table:table-cell table:style-name="Table2.F13" table:number-rows-spanned="6" office:value-type="string">
            <text:p text:style-name="P74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2">Preparar lista de componentes</text:p>
          </table:table-cell>
          <table:table-cell table:style-name="Table2.D13" office:value-type="string">
            <text:p text:style-name="P70">1,0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Preparar stencil footprint</text:p>
          </table:table-cell>
          <table:table-cell table:style-name="Table2.D13" office:value-type="string">
            <text:p text:style-name="P72">1,0</text:p>
          </table:table-cell>
          <table:table-cell table:style-name="Table2.E13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Lectura desarrollo Microchip</text:p>
          </table:table-cell>
          <table:table-cell table:style-name="Table2.D13" office:value-type="string">
            <text:p text:style-name="P72">1,5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Lectura Visa</text:p>
          </table:table-cell>
          <table:table-cell table:style-name="Table2.D13" office:value-type="string">
            <text:p text:style-name="P72">1,0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71">Pruebas desarrollo Visa</text:p>
          </table:table-cell>
          <table:table-cell table:style-name="Table2.D13" office:value-type="string">
            <text:p text:style-name="P72">1,5</text:p>
          </table:table-cell>
          <table:table-cell table:style-name="Table2.E13" office:value-type="string">
            <text:p text:style-name="P4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5">Martes 8</text:p>
          </table:table-cell>
          <table:table-cell table:style-name="Table2.C14" office:value-type="string">
            <text:p text:style-name="P62">Informe banco ruido</text:p>
          </table:table-cell>
          <table:table-cell table:style-name="Table2.D14" office:value-type="string">
            <text:p text:style-name="P70">1,5</text:p>
          </table:table-cell>
          <table:table-cell table:style-name="Table2.E14" office:value-type="string">
            <text:p text:style-name="P45"/>
          </table:table-cell>
          <table:table-cell table:style-name="Table2.F19" table:number-rows-spanned="6" office:value-type="string">
            <text:p text:style-name="P74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5">Preparar lista de componentes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3">Preparar stencil footprint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4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3">Lectura desarrollo Microchip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71">Lectura Visa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130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71">Pruebas desarrollo Visa</text:p>
          </table:table-cell>
          <table:table-cell table:style-name="Table2.D19" office:value-type="string">
            <text:p text:style-name="P76">1,0</text:p>
          </table:table-cell>
          <table:table-cell table:style-name="Table2.E19" office:value-type="string">
            <text:p text:style-name="P13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7"/>
          </table:table-cell>
          <table:table-cell table:style-name="Table2.D21" office:value-type="string">
            <text:p text:style-name="P76"/>
          </table:table-cell>
          <table:table-cell table:style-name="Table2.E21" office:value-type="string">
            <text:p text:style-name="P133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62">Informe banco ruido</text:p>
          </table:table-cell>
          <table:table-cell table:style-name="Table2.D21" office:value-type="string">
            <text:p text:style-name="P70">1,5</text:p>
          </table:table-cell>
          <table:table-cell table:style-name="Table2.E21" office:value-type="string">
            <text:p text:style-name="P46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13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3">Preparar stencil footprint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3">Lectura desarrollo Microchip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4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1">Lectura Visa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131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71">Pruebas desarrollo Visa</text:p>
          </table:table-cell>
          <table:table-cell table:style-name="Table2.D27" office:value-type="string">
            <text:p text:style-name="P76">1,0</text:p>
          </table:table-cell>
          <table:table-cell table:style-name="Table2.E27" office:value-type="string">
            <text:p text:style-name="P13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81">2.0</text:p>
          </table:table-cell>
          <table:table-cell table:style-name="Table2.E31" office:value-type="string">
            <text:p text:style-name="P132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81">1.0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81">1,5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81">1,0</text:p>
          </table:table-cell>
          <table:table-cell table:style-name="Table2.E31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81">2,0</text:p>
          </table:table-cell>
          <table:table-cell table:style-name="Table2.E32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79" office:value-type="string">
            <text:p text:style-name="P80">Informe banco ruido</text:p>
          </table:table-cell>
          <table:table-cell table:style-name="Table2.D179" office:value-type="string">
            <text:p text:style-name="P81">2.<text:span text:style-name="T8">0</text:span></text:p>
          </table:table-cell>
          <table:table-cell table:style-name="Table2.E179" office:value-type="string">
            <text:p text:style-name="P132"/>
          </table:table-cell>
          <table:table-cell table:style-name="Table2.F179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79" office:value-type="string">
            <text:p text:style-name="P85">Informe banco ruido</text:p>
          </table:table-cell>
          <table:table-cell table:style-name="Table2.D179" office:value-type="string">
            <text:p text:style-name="P86"><text:span text:style-name="T9">2</text:span>,0</text:p>
          </table:table-cell>
          <table:table-cell table:style-name="Table2.E179" office:value-type="string">
            <text:p text:style-name="P132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2">Informe semanal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5">Componentes: búsqueda+lista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5">Pruebas desarrollo Visa</text:p>
          </table:table-cell>
          <table:table-cell table:style-name="Table2.D179" office:value-type="string">
            <text:p text:style-name="P86">2,0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2">Prepara<text:span text:style-name="T8">r</text:span> stencil footprints</text:p>
          </table:table-cell>
          <table:table-cell table:style-name="Table2.D179" office:value-type="string">
            <text:p text:style-name="P86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87">Documentación software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132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7">Pruebas desarrollo 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7">Componentes: búsqueda+lista</text:p>
          </table:table-cell>
          <table:table-cell table:style-name="Table2.D179" office:value-type="string">
            <text:p text:style-name="P88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Informe banco ruido: parte figura ruido</text:p>
          </table:table-cell>
          <table:table-cell table:style-name="Table2.D179" office:value-type="string">
            <text:p text:style-name="P88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7">Modelado software</text:p>
          </table:table-cell>
          <table:table-cell table:style-name="Table2.D43" office:value-type="string">
            <text:p text:style-name="P88">2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79" office:value-type="string">
            <text:p text:style-name="P83">Prepara<text:span text:style-name="T8">r</text:span> stencil footprints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47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89">Componentes: búsqueda+lista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Modelado software</text:p>
          </table:table-cell>
          <table:table-cell table:style-name="Table2.D179" office:value-type="string">
            <text:p text:style-name="P91">2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Pruebas desarrollo <text:s/><text:span text:style-name="T11">+ doc software</text:span></text:p>
          </table:table-cell>
          <table:table-cell table:style-name="Table2.D179" office:value-type="string">
            <text:p text:style-name="P91">2.0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89">Informe banco ruido: parte figura ruido</text:p>
          </table:table-cell>
          <table:table-cell table:style-name="Table2.D179" office:value-type="string">
            <text:p text:style-name="P91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92">Informe tutor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132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2">Componentes: búsqueda+lista</text:p>
          </table:table-cell>
          <table:table-cell table:style-name="Table2.D54" office:value-type="string">
            <text:p text:style-name="P93">1,<text:span text:style-name="T12">0</text:span></text:p>
          </table:table-cell>
          <table:table-cell table:style-name="Table2.E54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4">Prepara<text:span text:style-name="T8">r</text:span> stencil footprints</text:p>
          </table:table-cell>
          <table:table-cell table:style-name="Table2.D54" office:value-type="string">
            <text:p text:style-name="P94">1.0</text:p>
          </table:table-cell>
          <table:table-cell table:style-name="Table2.E54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Modelado software</text:p>
          </table:table-cell>
          <table:table-cell table:style-name="Table2.D54" office:value-type="string">
            <text:p text:style-name="P91">2.0</text:p>
          </table:table-cell>
          <table:table-cell table:style-name="Table2.E54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9">Informe banco ruido: parte figura ruido</text:p>
          </table:table-cell>
          <table:table-cell table:style-name="Table2.D53" office:value-type="string">
            <text:p text:style-name="P91">1.0</text:p>
          </table:table-cell>
          <table:table-cell table:style-name="Table2.E53" office:value-type="string">
            <text:p text:style-name="P13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0">Pruebas desarrollo <text:s/><text:span text:style-name="T11">+ doc software</text:span>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134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79" office:value-type="string">
            <text:p text:style-name="P95">Reunión pautada con J.Rodriguez y K. Moncada.</text:p>
          </table:table-cell>
          <table:table-cell table:style-name="Table2.D179" office:value-type="string">
            <text:p text:style-name="P96">-</text:p>
          </table:table-cell>
          <table:table-cell table:style-name="Table2.E179" office:value-type="string">
            <text:p text:style-name="P132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5">Presentación figura ruido</text:p>
          </table:table-cell>
          <table:table-cell table:style-name="Table2.D179" office:value-type="string">
            <text:p text:style-name="P96">-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79" office:value-type="string">
            <text:p text:style-name="P100">Informe presentación figura ruido</text:p>
          </table:table-cell>
          <table:table-cell table:style-name="Table2.D179" office:value-type="string">
            <text:p text:style-name="P101">3</text:p>
          </table:table-cell>
          <table:table-cell table:style-name="Table2.E179" office:value-type="string">
            <text:p text:style-name="P132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0">Búsqueda componentes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eparación stencil footprints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0">Prueba desarrollo + doc software</text:p>
          </table:table-cell>
          <table:table-cell table:style-name="Table2.D179" office:value-type="string">
            <text:p text:style-name="P101">1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79" office:value-type="string">
            <text:p text:style-name="P97">Componentes: búsqueda + lista</text:p>
          </table:table-cell>
          <table:table-cell table:style-name="Table2.D179" office:value-type="string">
            <text:p text:style-name="P96">1.5</text:p>
          </table:table-cell>
          <table:table-cell table:style-name="Table2.E179" office:value-type="string">
            <text:p text:style-name="P135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7">Preparar versión informe técnico</text:p>
          </table:table-cell>
          <table:table-cell table:style-name="Table2.D179" office:value-type="string">
            <text:p text:style-name="P96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Lectura y documentación software</text:p>
          </table:table-cell>
          <table:table-cell table:style-name="Table2.D179" office:value-type="string">
            <text:p text:style-name="P96">1,5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96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79" office:value-type="string">
            <text:p text:style-name="P104">Seminario FLUKE</text:p>
          </table:table-cell>
          <table:table-cell table:style-name="Table2.D179" office:value-type="string">
            <text:p text:style-name="P105">3,0</text:p>
          </table:table-cell>
          <table:table-cell table:style-name="Table2.E179" office:value-type="string">
            <text:p text:style-name="P47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7">Lectura y documentación software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Preparación stencil footprints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4">Informe <text:span text:style-name="T14">técnico</text:span>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79" office:value-type="string">
            <text:p text:style-name="P97">Prueba desarrollo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5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2">Preparación stencil footprints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7">Lectura y documentación software</text:p>
          </table:table-cell>
          <table:table-cell table:style-name="Table2.D74" office:value-type="string">
            <text:p text:style-name="P105">1,0</text:p>
          </table:table-cell>
          <table:table-cell table:style-name="Table2.E74" office:value-type="string">
            <text:p text:style-name="P13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79" office:value-type="string">
            <text:p text:style-name="P106">Requerimientos de software: doc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135"/>
          </table:table-cell>
          <table:table-cell table:style-name="Table2.F80" table:number-rows-spanned="6" office:value-type="string">
            <text:p text:style-name="P25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6">Modelado de software: uml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Propuesta de hardware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9">Componentes: búsqueda + lista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3">Preparación stencil footprints: <text:span text:style-name="T15">Eagle/Kicad</text:span></text:p>
          </table:table-cell>
          <table:table-cell table:style-name="Table2.D179" office:value-type="string">
            <text:p text:style-name="P107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8">Documentación software</text:p>
          </table:table-cell>
          <table:table-cell table:style-name="Table2.D179" office:value-type="string">
            <text:p text:style-name="P107"><text:span text:style-name="T16">1</text:span>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79" office:value-type="string">
            <text:p text:style-name="P108">Prueba desarrollo </text:p>
          </table:table-cell>
          <table:table-cell table:style-name="Table2.D179" office:value-type="string">
            <text:p text:style-name="P109">2,0</text:p>
          </table:table-cell>
          <table:table-cell table:style-name="Table2.E179" office:value-type="string">
            <text:p text:style-name="P135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08">Documentación software: com VISA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98">Componentes: búsqueda + lista</text:p>
          </table:table-cell>
          <table:table-cell table:style-name="Table2.D179" office:value-type="string">
            <text:p text:style-name="P10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Modelado de software: uml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6"><text:span text:style-name="T16">Modelado</text:span> de hardware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08">Informe técnico</text:p>
          </table:table-cell>
          <table:table-cell table:style-name="Table2.D179" office:value-type="string">
            <text:p text:style-name="P10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26">Ausencia. Diligencia personal</text:p>
          </table:table-cell>
        </table:table-row>
        <table:table-row>
          <table:table-cell table:style-name="Table2.A2" table:number-rows-spanned="66" office:value-type="string">
            <text:p text:style-name="P41"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1">2,0</text:p>
          </table:table-cell>
          <table:table-cell table:style-name="Table2.E179" office:value-type="string">
            <text:p text:style-name="P135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Documentación software: com VISA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Generar lista componentes</text:p>
          </table:table-cell>
          <table:table-cell table:style-name="Table2.D179" office:value-type="string">
            <text:p text:style-name="P111">0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software: captura requisitos</text:p>
          </table:table-cell>
          <table:table-cell table:style-name="Table2.D179" office:value-type="string">
            <text:p text:style-name="P111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Informe técnico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79" office:value-type="string">
            <text:p text:style-name="P81">?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79" office:value-type="string">
            <text:p text:style-name="P114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1">2,0</text:p>
          </table:table-cell>
          <table:table-cell table:style-name="Table2.E179" office:value-type="string">
            <text:p text:style-name="P135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Modelado software: captura requisitos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Modelado hardware: <text:span text:style-name="T19">selecc componentes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2">Informe técnico</text:p>
          </table:table-cell>
          <table:table-cell table:style-name="Table2.D179" office:value-type="string">
            <text:p text:style-name="P115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6">1,5</text:p>
          </table:table-cell>
          <table:table-cell table:style-name="Table2.E179" office:value-type="string">
            <text:p text:style-name="P135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software: captura requisito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0">Informe técnico</text:p>
          </table:table-cell>
          <table:table-cell table:style-name="Table2.D105" office:value-type="string">
            <text:p text:style-name="P111">1,0</text:p>
          </table:table-cell>
          <table:table-cell table:style-name="Table2.E105" office:value-type="string">
            <text:p text:style-name="P4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79" office:value-type="string">
            <text:p text:style-name="P110">Desarrollo: librería comunicaciones</text:p>
          </table:table-cell>
          <table:table-cell table:style-name="Table2.D179" office:value-type="string">
            <text:p text:style-name="P116">1,5</text:p>
          </table:table-cell>
          <table:table-cell table:style-name="Table2.E179" office:value-type="string">
            <text:p text:style-name="P13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2">Documentación software: <text:span text:style-name="T19">VISA + ISO</text:span></text:p>
          </table:table-cell>
          <table:table-cell table:style-name="Table2.D179" office:value-type="string">
            <text:p text:style-name="P115">1,5</text:p>
          </table:table-cell>
          <table:table-cell table:style-name="Table2.E179" office:value-type="string">
            <text:p text:style-name="P135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7">Solicitud de componente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13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3">Modelado software: captura requisitos</text:p>
          </table:table-cell>
          <table:table-cell table:style-name="Table2.D179" office:value-type="string">
            <text:p text:style-name="P111">1,<text:span text:style-name="T20">0</text:span></text:p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Modelado hardware</text:p>
          </table:table-cell>
          <table:table-cell table:style-name="Table2.D179" office:value-type="string">
            <text:p text:style-name="P111">1,0</text:p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0">Informe técnico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47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79" office:value-type="string">
            <text:p text:style-name="P118">Modelado+desarrollo librería comunic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47"/>
          </table:table-cell>
          <table:table-cell table:style-name="Table2.F117" table:number-rows-spanned="6" office:value-type="string">
            <text:p text:style-name="P33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18">Documentación software: GPIB+VISA+gestión software</text:p>
          </table:table-cell>
          <table:table-cell table:style-name="Table2.D179" office:value-type="string">
            <text:p text:style-name="P119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79" office:value-type="string">
            <text:p text:style-name="P118">Busqueda de componentes: mecanicos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Modelado software: GUI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Modelado hardware: buses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>Informe <text:span text:style-name="T23">técnico</text:span></text:p>
          </table:table-cell>
          <table:table-cell table:style-name="Table2.D179" office:value-type="string">
            <text:p text:style-name="P119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18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79" office:value-type="string">
            <text:p text:style-name="P66">Modelado software: librería <text:span text:style-name="T24">comunicación</text:span></text:p>
          </table:table-cell>
          <table:table-cell table:style-name="Table2.D179" office:value-type="string">
            <text:p text:style-name="P67">1,0</text:p>
          </table:table-cell>
          <table:table-cell table:style-name="Table2.E179" office:value-type="string">
            <text:p text:style-name="P47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6">Desarrollo software: librería com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Pedido de componentes: conectores</text:p>
          </table:table-cell>
          <table:table-cell table:style-name="Table2.D179" office:value-type="string">
            <text:p text:style-name="P120"><text:span text:style-name="T26">2</text:span>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6">Solicitud de componentes</text:p>
          </table:table-cell>
          <table:table-cell table:style-name="Table2.D179" office:value-type="string">
            <text:p text:style-name="P67">1,<text:span text:style-name="T24">0</text:span>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9">Documentación: bus GPIB</text:p>
          </table:table-cell>
          <table:table-cell table:style-name="Table2.D179" office:value-type="string">
            <text:p text:style-name="P67">1,<text:span text:style-name="T25">0</text:span>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8">Modelado software: UML + GUI</text:p>
          </table:table-cell>
          <table:table-cell table:style-name="Table2.D179" office:value-type="string">
            <text:p text:style-name="P67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79" office:value-type="string">
            <text:p text:style-name="P63">Documentos requerimientos de software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5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3">Modelado de software: UML+GUI + librería comunicaciones</text:p>
          </table:table-cell>
          <table:table-cell table:style-name="Table2.D179" office:value-type="string">
            <text:p text:style-name="P64">2,0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Modelado de hardware: diagramas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Documentación bus GPIB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5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Informe técnico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79" office:value-type="string">
            <text:p text:style-name="P63">Documentos requerimientos de software</text:p>
          </table:table-cell>
          <table:table-cell table:style-name="Table2.D179" office:value-type="string">
            <text:p text:style-name="P64">1,5</text:p>
          </table:table-cell>
          <table:table-cell table:style-name="Table2.E179" office:value-type="string">
            <text:p text:style-name="P132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3">Modelado de software: UML+GUI + librería comunicaciones</text:p>
          </table:table-cell>
          <table:table-cell table:style-name="Table2.D179" office:value-type="string">
            <text:p text:style-name="P121">1,5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Documentación bus GPIB</text:p>
          </table:table-cell>
          <table:table-cell table:style-name="Table2.D179" office:value-type="string">
            <text:p text:style-name="P64">1,<text:span text:style-name="T27">0</text:span>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Modelado de hardware: diagramas</text:p>
          </table:table-cell>
          <table:table-cell table:style-name="Table2.D179" office:value-type="string">
            <text:p text:style-name="P64">1,<text:span text:style-name="T27">5</text:span>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3">Informe técnico</text:p>
          </table:table-cell>
          <table:table-cell table:style-name="Table2.D179" office:value-type="string">
            <text:p text:style-name="P6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79" office:value-type="string">
            <text:p text:style-name="P80">?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79" office:value-type="string">
            <text:p text:style-name="P122">Informe tutor, Ing P. Ruiz</text:p>
          </table:table-cell>
          <table:table-cell table:style-name="Table2.D179" office:value-type="string">
            <text:p text:style-name="P124">4</text:p>
          </table:table-cell>
          <table:table-cell table:style-name="Table2.E179" office:value-type="string">
            <text:p text:style-name="P135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65">Modelado de software: <text:span text:style-name="T28">capa acceso</text:span></text:p>
            <text:p text:style-name="P65">comunicaciones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2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Modelado de software: Sketch + UML GUI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2">Desarrollo GUI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5">Documentos requerimientos de software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65">Informe técnico</text:p>
          </table:table-cell>
          <table:table-cell table:style-name="Table2.D179" office:value-type="string">
            <text:p text:style-name="P123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2"/>
          </table:table-cell>
          <table:table-cell table:style-name="Table2.F179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39">Miércoles 21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135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communications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ocumento requerimientos de software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GUI: sketches + UML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Informe <text:span text:style-name="T30">técnico</text:span></text:p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0">Jueves 22</text:p>
          </table:table-cell>
          <table:table-cell table:style-name="Table2.C179" office:value-type="string">
            <text:p text:style-name="P122">Desarrollo librería communi<text:span text:style-name="T29">cations</text:span></text:p>
          </table:table-cell>
          <table:table-cell table:style-name="Table2.D179" office:value-type="string">
            <text:p text:style-name="P123">1,5</text:p>
          </table:table-cell>
          <table:table-cell table:style-name="Table2.E179" office:value-type="string">
            <text:p text:style-name="P47"/>
          </table:table-cell>
          <table:table-cell table:style-name="Table2.F15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79" office:value-type="string">
            <text:p text:style-name="P125">Modelado de software: communications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Documento requerimientos de software</text:p>
          </table:table-cell>
          <table:table-cell table:style-name="Table2.D179" office:value-type="string">
            <text:p text:style-name="P124">1,5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25">Modelado GUI: sketches + UML</text:p>
          </table:table-cell>
          <table:table-cell table:style-name="Table2.D179" office:value-type="string">
            <text:p text:style-name="P124">1,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79" office:value-type="string">
            <text:p text:style-name="P136">Solicitud de <text:span text:style-name="T31">componentes</text:span></text:p>
          </table:table-cell>
          <table:table-cell table:style-name="Table2.D179" office:value-type="string">
            <text:p text:style-name="P137">1.0</text:p>
          </table:table-cell>
          <table:table-cell table:style-name="Table2.E179" office:value-type="string">
            <text:p text:style-name="P47"/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79" office:value-type="string">
            <text:p text:style-name="P80"/>
          </table:table-cell>
          <table:table-cell table:style-name="Table2.D179" office:value-type="string">
            <text:p text:style-name="P81"/>
          </table:table-cell>
          <table:table-cell table:style-name="Table2.E179" office:value-type="string">
            <text:p text:style-name="P134"/>
          </table:table-cell>
          <table:table-cell table:style-name="Table2.F179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"/>
          </table:table-cell>
          <table:table-cell table:style-name="Table2.C180" office:value-type="string">
            <text:p text:style-name="P80"/>
          </table:table-cell>
          <table:table-cell table:style-name="Table2.D180" office:value-type="string">
            <text:p text:style-name="P81"/>
          </table:table-cell>
          <table:table-cell table:style-name="Table2.E180" office:value-type="string">
            <text:p text:style-name="P134"/>
          </table:table-cell>
          <table:table-cell table:style-name="Table2.F180" office:value-type="string">
            <text:p text:style-name="P5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5">Día</text:p>
          </table:table-cell>
          <table:table-cell table:style-name="Table3.B1" office:value-type="string">
            <text:p text:style-name="P55">Motivo</text:p>
          </table:table-cell>
        </table:table-row>
        <table:table-row table:style-name="Table3.1">
          <table:table-cell table:style-name="Table3.A2" office:value-type="string">
            <text:p text:style-name="P56">Marzo <text:span text:style-name="T4">30</text:span></text:p>
          </table:table-cell>
          <table:table-cell table:style-name="Table3.B2" office:value-type="string">
            <text:p text:style-name="P5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56">Abril 17</text:p>
          </table:table-cell>
          <table:table-cell table:style-name="Table3.B2" office:value-type="string">
            <text:p text:style-name="P5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56">Abril 26</text:p>
          </table:table-cell>
          <table:table-cell table:style-name="Table3.B4" office:value-type="string">
            <text:p text:style-name="P56">Problemas de salud</text:p>
          </table:table-cell>
        </table:table-row>
        <table:table-row table:style-name="Table3.1">
          <table:table-cell table:style-name="Table3.A5" office:value-type="string">
            <text:p text:style-name="P57">Mayo 1</text:p>
          </table:table-cell>
          <table:table-cell table:style-name="Table3.B5" office:value-type="string">
            <text:p text:style-name="P5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56">Mayo 2</text:p>
          </table:table-cell>
          <table:table-cell table:style-name="Table3.B2" office:value-type="string">
            <text:p text:style-name="P5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57">Mayo 3</text:p>
          </table:table-cell>
          <table:table-cell table:style-name="Table3.B2" office:value-type="string">
            <text:p text:style-name="P5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57">Mayo 4</text:p>
          </table:table-cell>
          <table:table-cell table:style-name="Table3.B2" office:value-type="string">
            <text:p text:style-name="P5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7">Mayo 5</text:p>
          </table:table-cell>
          <table:table-cell table:style-name="Table3.B2" office:value-type="string">
            <text:p text:style-name="P5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9">Mayo 10</text:p>
          </table:table-cell>
          <table:table-cell table:style-name="Table3.B2" office:value-type="string">
            <text:p text:style-name="P59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60">Mayo 31</text:p>
          </table:table-cell>
          <table:table-cell table:style-name="Table3.B2" office:value-type="string">
            <text:p text:style-name="P60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61">Junio 13</text:p>
          </table:table-cell>
          <table:table-cell table:style-name="Table3.B2" office:value-type="string">
            <text:p text:style-name="P61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6-22T12:24:44.873165438</dc:date>
    <meta:editing-cycles>121</meta:editing-cycles>
    <meta:editing-duration>P2DT20H38M12S</meta:editing-duration>
    <meta:document-statistic meta:table-count="3" meta:image-count="0" meta:object-count="0" meta:page-count="8" meta:paragraph-count="438" meta:word-count="1302" meta:character-count="8489" meta:non-whitespace-character-count="7615"/>
    <meta:template xlink:type="simple" xlink:actuate="onRequest" xlink:title="" xlink:href="Normal.dotm"/>
  </office:meta>
</office:document-meta>
</file>